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s" table:style-name="ta1">
        <table:table-column table:style-name="co1" table:default-cell-style-name="Default"/>
        <table:table-row table:style-name="ro1">
          <table:table-cell office:value-type="string" calcext:value-type="string">
            <text:p>drago 3 =&gt; auto prices <text:s/>date : 20 09 27 heure : 12h00 killed</text:p>
          </table:table-cell>
        </table:table-row>
        <table:table-row table:style-name="ro1">
          <table:table-cell office:value-type="string" calcext:value-type="string">
            <text:p>drago 4 =&gt; black friday date : 20 09 27 heure : 12h45 OK</text:p>
          </table:table-cell>
        </table:table-row>
        <table:table-row table:style-name="ro1">
          <table:table-cell office:value-type="string" calcext:value-type="string">
            <text:p>drago 1 =&gt; la crimes date : 20 09 27 heure : 12h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rago4 =&gt; aut_prices date : 20 09 27 heure : 19h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7T19:17:34.293680566</dc:date>
    <meta:editing-duration>PT1M4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